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201000003A6000001011F3C346B56CAE2D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4" svg:font-family="FreeMono" style:font-family-generic="moder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FreeMono5" svg:font-family="FreeMono" style:font-family-generic="modern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style:font-name-asian="微软雅黑 Light1" style:font-weight-asian="250"/>
    </style:style>
    <style:style style:name="T2" style:family="text">
      <style:text-properties style:font-name="Noto Mono1" style:font-name-asian="微软雅黑 Light1" style:font-size-asian="32pt" style:font-weight-asian="250"/>
    </style:style>
    <style:style style:name="T3" style:family="text">
      <style:text-properties style:font-name="Noto Mono1" fo:font-size="28pt" style:font-name-asian="微软雅黑 Light1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准备工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准备工作</text:span>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下载安装镜像。</text:span></text:p>
              </text:list-item>
              <text:list-item>
                <text:p><text:span text:style-name="T1">选择一种安装方式：</text:span></text:p>
                <text:list>
                  <text:list-item>
                    <text:p><text:span text:style-name="T1">虚拟机</text:span></text:p>
                  </text:list-item>
                  <text:list-item>
                    <text:p><text:span text:style-name="T1">物理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准备工作</text:span>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虚拟机选择：</text:span></text:p>
                <text:list>
                  <text:list-item>
                    <text:p><text:span text:style-name="T1">Virtualbox</text:span></text:p>
                  </text:list-item>
                  <text:list-item>
                    <text:p><text:span text:style-name="T1">Vmware</text:span></text:p>
                  </text:list-item>
                </text:list>
              </text:list-item>
              <text:list-item>
                <text:p><text:span text:style-name="T1">推荐使用</text:span><text:span text:style-name="T1">virtualbox</text:span><text:span text:style-name="T1">，开源软件，可免费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virtualbox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Virutalbox</text:span><text:span text:style-name="T1">是一款开源的虚拟机软件。</text:span></text:p>
              </text:list-item>
              <text:list-item>
                <text:p text:style-name="P3"><text:span text:style-name="T1">由</text:span><text:span text:style-name="T1">Sun Microsystems</text:span><text:span text:style-name="T1">公司出品。</text:span></text:p>
              </text:list-item>
              <text:list-item>
                <text:p><text:span text:style-name="T1">Sun</text:span><text:span text:style-name="T1">被</text:span><text:span text:style-name="T1">Oracle</text:span><text:span text:style-name="T1">收购以后，</text:span><text:span text:style-name="T1">Virtualbox</text:span><text:span text:style-name="T1">也属于</text:span><text:span text:style-name="T1">Oracle</text:span><text:span text:style-name="T1">所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virtualbox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下载网址：</text:span><text:span text:style-name="T1">https://www.virtualbox.org/wiki/Downlo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安装虚拟机之前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进入</text:span><text:span text:style-name="T1">UEFI</text:span><text:span text:style-name="T1">（</text:span><text:span text:style-name="T1">BIOS</text:span><text:span text:style-name="T1">）开启</text:span><text:span text:style-name="T1">Virtual Technology</text:span><text:span text:style-name="T1">（</text:span><text:span text:style-name="T1">VT</text:span><text:span text:style-name="T1">）。</text:span></text:p>
              </text:list-item>
              <text:list-item>
                <text:p><text:span text:style-name="T1">虚拟机用到了处理器的虚拟化技术，需要开启此选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物理机安装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启动盘制作工具网址：</text:span><text:span text:style-name="T1">https://rufus.ie/</text:span></text:p>
              </text:list-item>
            </text:list>
          </draw:text-box>
        </draw:frame>
        <draw:frame draw:style-name="gr2" draw:text-style-name="P4" draw:layer="layout" svg:width="19.769cm" svg:height="5.439cm" svg:x="4.431cm" svg:y="6.961cm">
          <draw:image xlink:href="Pictures/10000201000003A6000001011F3C346B56CAE2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下载</text:span><text:span text:style-name="T1">Ubuntu desktop 18.0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访问以下链接下载</text:span><text:span text:style-name="T3">Ubuntu desktop 18.04</text:span><text:span text:style-name="T3">：</text:span></text:p>
              </text:list-item>
              <text:list-item>
                <text:p><text:span text:style-name="T1">http://releases.ubuntu.com/18.04/ubuntu-18.04.4-desktop-amd64.is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4" svg:font-family="FreeMono" style:font-family-generic="moder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FreeMono5" svg:font-family="FreeMono" style:font-family-generic="modern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" svg:font-family="微软雅黑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微软雅黑 Light" fo:font-family="'微软雅黑 Light'" style:font-family-generic="swiss" style:font-pitch="variable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" fo:font-family="'微软雅黑 Light'" style:font-family-generic="swiss" style:font-pitch="variable" fo:font-size="28pt" style:font-name-asian="微软雅黑 Light" style:font-family-asian="'微软雅黑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" fo:font-family="'微软雅黑 Light'" style:font-family-generic="swiss" style:font-pitch="variable" fo:font-size="24pt" style:font-name-asian="微软雅黑 Light" style:font-family-asian="'微软雅黑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" fo:font-family="'微软雅黑 Light'" style:font-family-generic="swiss" style:font-pitch="variable" fo:font-size="20pt" style:font-name-asian="微软雅黑 Light" style:font-family-asian="'微软雅黑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" fo:font-family="微软雅黑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40:03.575000000</dc:date>
    <meta:editing-duration>PT1H37M51S</meta:editing-duration>
    <meta:editing-cycles>54</meta:editing-cycles>
    <meta:generator>LibreOffice/6.3.3.2$Windows_X86_64 LibreOffice_project/a64200df03143b798afd1ec74a12ab50359878ed</meta:generator>
    <meta:document-statistic meta:object-count="54"/>
  </office:meta>
</office:document-meta>
</file>